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fo:font-weight="bold" officeooo:rsid="000fe1cd" officeooo:paragraph-rsid="000fe1cd" style:font-weight-asian="bold" style:font-weight-complex="bold"/>
    </style:style>
    <style:style style:name="P2" style:family="paragraph" style:parent-style-name="Standard">
      <style:text-properties fo:font-weight="bold" officeooo:rsid="00103a7a" officeooo:paragraph-rsid="00103a7a" style:font-weight-asian="bold" style:font-weight-complex="bold"/>
    </style:style>
    <style:style style:name="P3" style:family="paragraph" style:parent-style-name="Standard">
      <style:text-properties fo:font-weight="normal" officeooo:rsid="00140117" officeooo:paragraph-rsid="00140117" style:font-weight-asian="normal" style:font-weight-complex="normal"/>
    </style:style>
    <style:style style:name="P4" style:family="paragraph" style:parent-style-name="Standard">
      <style:text-properties fo:font-weight="normal" officeooo:rsid="00159eee" officeooo:paragraph-rsid="001bdc35" style:font-weight-asian="normal" style:font-weight-complex="normal"/>
    </style:style>
    <style:style style:name="P5" style:family="paragraph" style:parent-style-name="Standard">
      <style:text-properties fo:font-weight="normal" officeooo:rsid="001ec946" officeooo:paragraph-rsid="001ec946" style:font-weight-asian="normal" style:font-weight-complex="normal"/>
    </style:style>
    <style:style style:name="P6" style:family="paragraph" style:parent-style-name="Standard">
      <style:text-properties fo:font-weight="normal" officeooo:rsid="001edaf2" officeooo:paragraph-rsid="001edaf2" style:font-weight-asian="normal" style:font-weight-complex="normal"/>
    </style:style>
    <style:style style:name="P7" style:family="paragraph" style:parent-style-name="Standard">
      <style:text-properties fo:font-weight="normal" officeooo:rsid="0023c3b3" officeooo:paragraph-rsid="0023c3b3" style:font-weight-asian="normal" style:font-weight-complex="normal"/>
    </style:style>
    <style:style style:name="P8" style:family="paragraph" style:parent-style-name="Standard">
      <style:text-properties fo:font-weight="normal" officeooo:rsid="0029e497" officeooo:paragraph-rsid="0029e497" style:font-weight-asian="normal" style:font-weight-complex="normal"/>
    </style:style>
    <style:style style:name="P9" style:family="paragraph" style:parent-style-name="Standard">
      <style:text-properties fo:font-weight="normal" officeooo:rsid="002ca1e1" officeooo:paragraph-rsid="0032ceb0" style:font-weight-asian="normal" style:font-weight-complex="normal"/>
    </style:style>
    <style:style style:name="P10" style:family="paragraph" style:parent-style-name="Standard">
      <style:text-properties fo:font-weight="normal" officeooo:rsid="0038582c" officeooo:paragraph-rsid="0038582c" style:font-weight-asian="normal" style:font-weight-complex="normal"/>
    </style:style>
    <style:style style:name="P11" style:family="paragraph" style:parent-style-name="Table_20_Contents">
      <style:text-properties officeooo:rsid="00288b6e" officeooo:paragraph-rsid="00288b6e"/>
    </style:style>
    <style:style style:name="P12" style:family="paragraph" style:parent-style-name="Standard">
      <style:text-properties fo:font-weight="normal" officeooo:rsid="00140117" officeooo:paragraph-rsid="0039ce83" style:font-weight-asian="normal" style:font-weight-complex="normal"/>
    </style:style>
    <style:style style:name="T1" style:family="text">
      <style:text-properties officeooo:rsid="00178dcb"/>
    </style:style>
    <style:style style:name="T2" style:family="text">
      <style:text-properties officeooo:rsid="00223205"/>
    </style:style>
    <style:style style:name="T3" style:family="text">
      <style:text-properties officeooo:rsid="00255993"/>
    </style:style>
    <style:style style:name="T4" style:family="text">
      <style:text-properties officeooo:rsid="002da729"/>
    </style:style>
    <style:style style:name="T5" style:family="text">
      <style:text-properties officeooo:rsid="0031bb55"/>
    </style:style>
    <style:style style:name="T6" style:family="text">
      <style:text-properties officeooo:rsid="0032ceb0"/>
    </style:style>
    <style:style style:name="T7" style:family="text">
      <style:text-properties officeooo:rsid="0039ce83"/>
    </style:style>
    <style:style style:name="T8" style:family="text">
      <style:text-properties officeooo:rsid="003c2fbc"/>
    </style:style>
    <style:style style:name="T9" style:family="text">
      <style:text-properties officeooo:rsid="003cd0ab"/>
    </style:style>
    <style:style style:name="T10" style:family="text">
      <style:text-properties officeooo:rsid="003cdb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doop un Diğer sistemlerle Kıyaslanması</text:p>
      <text:p text:style-name="P2">RDBMS</text:p>
      <text:p text:style-name="P12">Neden big data analizinde çok fazla disk kullana<text:span text:style-name="T7">n geleneksel bir</text:span> veritabanı kullanmıyoruz?</text:p>
      <text:p text:style-name="P12">Neden MapReduce gerekli?</text:p>
      <text:p text:style-name="P3"/>
      <text:p text:style-name="P4">Cevap, <text:span text:style-name="T1">disk sürücüleri ile ilgili yeni oluşan bir trend den gelir.Veriyi disk üzerinde bulabilmek(seeking) için geçen zaman veriyi biryerden başka bir yere taşımak için geçen zamandan fazladır.Seeking, disk kafasının özel bir konuma gidip, yerleşip veriyi okuması ve yazmasıyla ilgili bir kavramdır. Burada kriter, disk işleminde meydana gelecek gecikmeyle ölçeklenir. Oysa transfer oranı bandgenişliği ile ilişkilidir.</text:span></text:p>
      <text:p text:style-name="P6">Eger veriye erişim de oluşan ge<text:span text:style-name="T8">c</text:span>ikmeler<text:span text:style-name="T10">in olacagı öngörülebiliyorsa</text:span>, büyük verileri bir yerden başka bir yere taşımak(transfer hıznına baglı olarak)ve işl<text:span text:style-name="T9">e</text:span>mek daha az zaman alabilir. <text:span text:style-name="T2">Küçük miktardaki güncellenecek veri varsa klasik B-Tree yaklaşımına sahip klasik veri tabanı kullanmak etkilidir. Ancak veri tabanın büyük bir bölümü güncellecekse mapReduce yaklaşımı etkili olabilir.</text:span></text:p>
      <text:p text:style-name="P6"/>
      <text:p text:style-name="P7">Çogu durumda MapReduce RDMS ile tamamlayıcı niteliktedir. <text:span text:style-name="T3">MapReduce uygulamalar, verinin bir kez yazıldığı çok kez okundugu sistemler için daha uygunken, RDMS ise verinin devamlı güncellendiği sistemler için uygundur.</text:span></text:p>
      <text:p text:style-name="P7"/>
      <table:table table:name="Table1" table:style-name="Table1">
        <table:table-column table:style-name="Table1.A"/>
        <table:table-row>
          <table:table-cell table:style-name="Table1.A1" office:value-type="string">
            <text:p text:style-name="P11">Table 1-1. RDBMS compared to MapReduce </text:p>
            <text:p text:style-name="P11">Traditional RDBMS <text:s text:c="40"/>MapReduce </text:p>
            <text:p text:style-name="P11">Data size <text:s text:c="2"/>Gigabytes <text:s text:c="39"/>Petabytes </text:p>
            <text:p text:style-name="P11">Access I <text:s text:c="3"/>nteractive and batch <text:s text:c="21"/>Batch </text:p>
            <text:p text:style-name="P11">Updates Read and write many times <text:s text:c="10"/>Write once, read many times </text:p>
            <text:p text:style-name="P11">Structure Static schema <text:s text:c="31"/>Dynamic schema </text:p>
            <text:p text:style-name="P11">Integrity High <text:s text:c="52"/>Low </text:p>
            <text:p text:style-name="P11">Scaling Nonlinear <text:s text:c="43"/>Linear</text:p>
          </table:table-cell>
        </table:table-row>
      </table:table>
      <text:p text:style-name="P7"/>
      <text:p text:style-name="P5"/>
      <text:p text:style-name="P8">MapReduce <text:s/>ve RDBMS <text:s/>arasındaki <text:s/>farklılık işledikleri verinin miktarıdır.</text:p>
      <text:p text:style-name="P9">Structured data , <text:s/><text:span text:style-name="T4">veri XML dokumanları, <text:s/>veritabanı tabloları gibi <text:s/>daha önceden tanımlanmış bir formattadır.RDMBS sistemler </text:span>Structured data <text:span text:style-name="T5">üzerinde etkin çalışırken, MapReduce Uns</text:span>tructured data <text:span text:style-name="T6">ve semi- structured data üzerinde etkindir.(text dosyaları,resim dosyaları vs.) </text:span></text:p>
      <text:p text:style-name="P10">Relational data genellikle <text:s/>normalized formdadır ki bu verinin tekrarlaraını vs önlerken, Bu iş mapreduce modelinde çalışan sistemler için zaman kaybıdı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2-18T22:38:42.628024302</meta:creation-date>
    <dc:date>2014-02-19T23:14:41.531999127</dc:date>
    <dc:creator>sertac </dc:creator>
    <meta:editing-duration>PT37M20S</meta:editing-duration>
    <meta:editing-cycles>43</meta:editing-cycles>
    <meta:generator>LibreOffice/4.1.3.2$Linux_X86_64 LibreOffice_project/410m0$Build-2</meta:generator>
    <meta:document-statistic meta:table-count="1" meta:image-count="0" meta:object-count="0" meta:page-count="1" meta:paragraph-count="18" meta:word-count="254" meta:character-count="2201" meta:non-whitespace-character-count="1709"/>
  </office:meta>
</office:document-meta>
</file>